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5.625cm" svg:x="1.4cm" svg:y="-5.222cm" presentation:class="title" presentation:user-transformed="true">
          <draw:text-box>
            <text:p><text:line-break/><text:line-break/><text:line-break/><text:line-break/><text:line-break/><text:line-break/><text:line-break/>SASS<text:line-break/>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color: #00000</text:p>
                <text:p>body{</text:p>
                <text:list>
                  <text:list-header>
                    <text:p>color: $color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nav {</text:p>
                <text:p><text:s text:c="4"/>ul {</text:p>
                <text:list>
                  <text:list-item>
                    <text:list>
                      <text:list-header>
                        <text:p text:style-name="P2"><text:span text:style-name="T1">margin: 0;</text:span></text:p>
                        <text:p text:style-name="P2"><text:span text:style-name="T1">}</text:span></text:p>
                      </text:list-header>
                    </text:list>
                  </text:list-item>
                </text:list>
                <text:p><text:s/>}</text:p>
                <text:p/>
                <text:p>vs. nav ul{ 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_partial.scss</text:p>
                <text:p/>
                <text:p/>
                <text:p>@import ‘partial‘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ort in CSS: creates http request</text:p>
              </text:list-item>
              <text:list-item>
                <text:p>Sass: combining it fir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ix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‘Funktion‘</text:p>
                <text:p/>
                <text:p>@mixin border-radius($radius) {</text:p>
                <text:p><text:s text:c="2"/>-webkit-border-radius: $radius;</text:p>
                <text:p><text:s text:c="5"/>-moz-border-radius: $radius;</text:p>
                <text:p><text:s text:c="6"/>-ms-border-radius: $radius;</text:p>
                <text:p><text:s text:c="10"/>border-radius: $radius;</text:p>
                <text:p>}</text:p>
                <text:p/>
                <text:p>.box { @include border-radius(10px); }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end/Inherit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xtends the poperties of error by those of message</text:p>
                <text:p/>
                <text:p>.error {</text:p>
                <text:p><text:s text:c="2"/>@extend .message;</text:p>
                <text:p><text:s text:c="2"/>border-color: red;</text:p>
                <text:p>}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.e. <text:s/>+, -, *, /, and %</text:p>
                <text:p/>
                <text:p>article {</text:p>
                <text:p><text:s text:c="2"/>width: 600px / 960px * 100%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20:43:18.805006269</meta:creation-date>
    <dc:date>2017-12-13T21:00:11.213142287</dc:date>
    <meta:editing-duration>PT6M</meta:editing-duration>
    <meta:editing-cycles>1</meta:editing-cycles>
    <meta:document-statistic meta:object-count="53"/>
    <meta:generator>LibreOffice/5.1.6.2$Linux_X86_64 LibreOffice_project/10m0$Build-2</meta:generator>
  </office:meta>
</office:document-meta>
</file>